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5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3755" calcext:value-type="float">
            <text:p><text:s text:c="3"/>103,755</text:p>
          </table:table-cell>
          <table:table-cell table:style-name="ce36" office:value-type="float" office:value="3392" calcext:value-type="float">
            <text:p><text:s text:c="3"/>3,392</text:p>
          </table:table-cell>
          <table:table-cell table:style-name="ce36" office:value-type="float" office:value="10084" calcext:value-type="float">
            <text:p><text:s text:c="3"/>10,084</text:p>
          </table:table-cell>
          <table:table-cell table:style-name="ce36" office:value-type="float" office:value="7929" calcext:value-type="float">
            <text:p><text:s text:c="3"/>7,929</text:p>
          </table:table-cell>
          <table:table-cell table:style-name="ce36" office:value-type="float" office:value="3494" calcext:value-type="float">
            <text:p><text:s text:c="3"/>3,494</text:p>
          </table:table-cell>
          <table:table-cell table:style-name="ce36" office:value-type="float" office:value="2295" calcext:value-type="float">
            <text:p><text:s text:c="3"/>2,295</text:p>
          </table:table-cell>
          <table:table-cell table:style-name="ce36" office:value-type="float" office:value="3416" calcext:value-type="float">
            <text:p><text:s text:c="3"/>3,416</text:p>
          </table:table-cell>
          <table:table-cell table:style-name="ce36" office:value-type="float" office:value="11838" calcext:value-type="float">
            <text:p><text:s text:c="3"/>11,838</text:p>
          </table:table-cell>
          <table:table-cell table:style-name="ce36" office:value-type="float" office:value="316" calcext:value-type="float">
            <text:p><text:s text:c="3"/>316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911" calcext:value-type="float">
            <text:p><text:s text:c="3"/>7,911</text:p>
          </table:table-cell>
          <table:table-cell table:style-name="ce36" office:value-type="float" office:value="50867" calcext:value-type="float">
            <text:p><text:s text:c="3"/>50,867</text:p>
          </table:table-cell>
          <table:table-cell table:style-name="ce36" office:value-type="float" office:value="2209" calcext:value-type="float">
            <text:p><text:s text:c="3"/>2,20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2449" calcext:value-type="float">
            <text:p><text:s text:c="3"/>102,449</text:p>
          </table:table-cell>
          <table:table-cell table:style-name="ce36" office:value-type="float" office:value="4243" calcext:value-type="float">
            <text:p><text:s text:c="3"/>4,243</text:p>
          </table:table-cell>
          <table:table-cell table:style-name="ce36" office:value-type="float" office:value="10250" calcext:value-type="float">
            <text:p><text:s text:c="3"/>10,250</text:p>
          </table:table-cell>
          <table:table-cell table:style-name="ce36" office:value-type="float" office:value="8148" calcext:value-type="float">
            <text:p><text:s text:c="3"/>8,148</text:p>
          </table:table-cell>
          <table:table-cell table:style-name="ce36" office:value-type="float" office:value="4392" calcext:value-type="float">
            <text:p><text:s text:c="3"/>4,392</text:p>
          </table:table-cell>
          <table:table-cell table:style-name="ce36" office:value-type="float" office:value="2066" calcext:value-type="float">
            <text:p><text:s text:c="3"/>2,066</text:p>
          </table:table-cell>
          <table:table-cell table:style-name="ce36" office:value-type="float" office:value="3221" calcext:value-type="float">
            <text:p><text:s text:c="3"/>3,221</text:p>
          </table:table-cell>
          <table:table-cell table:style-name="ce36" office:value-type="float" office:value="10439" calcext:value-type="float">
            <text:p><text:s text:c="3"/>10,439</text:p>
          </table:table-cell>
          <table:table-cell table:style-name="ce36" office:value-type="float" office:value="855" calcext:value-type="float">
            <text:p><text:s text:c="3"/>85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907" calcext:value-type="float">
            <text:p><text:s text:c="3"/>7,907</text:p>
          </table:table-cell>
          <table:table-cell table:style-name="ce36" office:value-type="float" office:value="50873" calcext:value-type="float">
            <text:p><text:s text:c="3"/>50,873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7" office:value-type="float" office:value="1306" calcext:value-type="float">
            <text:p>1,306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6781" calcext:value-type="float">
            <text:p><text:s text:c="3"/>46,781</text:p>
          </table:table-cell>
          <table:table-cell table:style-name="ce36" office:value-type="float" office:value="1570" calcext:value-type="float">
            <text:p><text:s text:c="3"/>1,570</text:p>
          </table:table-cell>
          <table:table-cell table:style-name="ce36" office:value-type="float" office:value="4695" calcext:value-type="float">
            <text:p><text:s text:c="3"/>4,695</text:p>
          </table:table-cell>
          <table:table-cell table:style-name="ce36" office:value-type="float" office:value="3756" calcext:value-type="float">
            <text:p><text:s text:c="3"/>3,756</text:p>
          </table:table-cell>
          <table:table-cell table:style-name="ce36" office:value-type="float" office:value="1539" calcext:value-type="float">
            <text:p><text:s text:c="3"/>1,539</text:p>
          </table:table-cell>
          <table:table-cell table:style-name="ce36" office:value-type="float" office:value="1055" calcext:value-type="float">
            <text:p><text:s text:c="3"/>1,055</text:p>
          </table:table-cell>
          <table:table-cell table:style-name="ce36" office:value-type="float" office:value="1603" calcext:value-type="float">
            <text:p><text:s text:c="3"/>1,603</text:p>
          </table:table-cell>
          <table:table-cell table:style-name="ce36" office:value-type="float" office:value="5383" calcext:value-type="float">
            <text:p><text:s text:c="3"/>5,383</text:p>
          </table:table-cell>
          <table:table-cell table:style-name="ce36" office:value-type="float" office:value="169" calcext:value-type="float">
            <text:p><text:s text:c="3"/>16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620" calcext:value-type="float">
            <text:p><text:s text:c="3"/>3,620</text:p>
          </table:table-cell>
          <table:table-cell table:style-name="ce36" office:value-type="float" office:value="22953" calcext:value-type="float">
            <text:p><text:s text:c="3"/>22,953</text:p>
          </table:table-cell>
          <table:table-cell table:style-name="ce36" office:value-type="float" office:value="436" calcext:value-type="float">
            <text:p><text:s text:c="3"/>4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6674" calcext:value-type="float">
            <text:p><text:s text:c="3"/>46,674</text:p>
          </table:table-cell>
          <table:table-cell table:style-name="ce36" office:value-type="float" office:value="1878" calcext:value-type="float">
            <text:p><text:s text:c="3"/>1,878</text:p>
          </table:table-cell>
          <table:table-cell table:style-name="ce36" office:value-type="float" office:value="4682" calcext:value-type="float">
            <text:p><text:s text:c="3"/>4,682</text:p>
          </table:table-cell>
          <table:table-cell table:style-name="ce36" office:value-type="float" office:value="3761" calcext:value-type="float">
            <text:p><text:s text:c="3"/>3,761</text:p>
          </table:table-cell>
          <table:table-cell table:style-name="ce36" office:value-type="float" office:value="1989" calcext:value-type="float">
            <text:p><text:s text:c="3"/>1,989</text:p>
          </table:table-cell>
          <table:table-cell table:style-name="ce36" office:value-type="float" office:value="941" calcext:value-type="float">
            <text:p><text:s text:c="3"/>941</text:p>
          </table:table-cell>
          <table:table-cell table:style-name="ce36" office:value-type="float" office:value="1451" calcext:value-type="float">
            <text:p><text:s text:c="3"/>1,451</text:p>
          </table:table-cell>
          <table:table-cell table:style-name="ce36" office:value-type="float" office:value="4924" calcext:value-type="float">
            <text:p><text:s text:c="3"/>4,924</text:p>
          </table:table-cell>
          <table:table-cell table:style-name="ce36" office:value-type="float" office:value="452" calcext:value-type="float">
            <text:p><text:s text:c="3"/>45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618" calcext:value-type="float">
            <text:p><text:s text:c="3"/>3,618</text:p>
          </table:table-cell>
          <table:table-cell table:style-name="ce36" office:value-type="float" office:value="22956" calcext:value-type="float">
            <text:p><text:s text:c="3"/>22,956</text:p>
          </table:table-cell>
          <table:table-cell table:number-columns-repeated="2" table:style-name="ce36" office:value-type="float" office:value="11" calcext:value-type="float">
            <text:p><text:s text:c="3"/>11</text:p>
          </table:table-cell>
          <table:table-cell table:style-name="ce58" office:value-type="float" office:value="107" calcext:value-type="float">
            <text:p>107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6974" calcext:value-type="float">
            <text:p><text:s text:c="3"/>56,974</text:p>
          </table:table-cell>
          <table:table-cell table:style-name="ce37" office:value-type="float" office:value="1822" calcext:value-type="float">
            <text:p><text:s text:c="3"/>1,822</text:p>
          </table:table-cell>
          <table:table-cell table:style-name="ce37" office:value-type="float" office:value="5389" calcext:value-type="float">
            <text:p><text:s text:c="3"/>5,389</text:p>
          </table:table-cell>
          <table:table-cell table:style-name="ce37" office:value-type="float" office:value="4173" calcext:value-type="float">
            <text:p><text:s text:c="3"/>4,173</text:p>
          </table:table-cell>
          <table:table-cell table:style-name="ce37" office:value-type="float" office:value="1955" calcext:value-type="float">
            <text:p><text:s text:c="3"/>1,955</text:p>
          </table:table-cell>
          <table:table-cell table:style-name="ce37" office:value-type="float" office:value="1240" calcext:value-type="float">
            <text:p><text:s text:c="3"/>1,240</text:p>
          </table:table-cell>
          <table:table-cell table:style-name="ce37" office:value-type="float" office:value="1813" calcext:value-type="float">
            <text:p><text:s text:c="3"/>1,813</text:p>
          </table:table-cell>
          <table:table-cell table:style-name="ce37" office:value-type="float" office:value="6455" calcext:value-type="float">
            <text:p><text:s text:c="3"/>6,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291" calcext:value-type="float">
            <text:p><text:s text:c="3"/>4,291</text:p>
          </table:table-cell>
          <table:table-cell table:style-name="ce37" office:value-type="float" office:value="27914" calcext:value-type="float">
            <text:p><text:s text:c="3"/>27,914</text:p>
          </table:table-cell>
          <table:table-cell table:style-name="ce37" office:value-type="float" office:value="1773" calcext:value-type="float">
            <text:p><text:s text:c="3"/>1,77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5775" calcext:value-type="float">
            <text:p><text:s text:c="3"/>55,775</text:p>
          </table:table-cell>
          <table:table-cell table:style-name="ce37" office:value-type="float" office:value="2365" calcext:value-type="float">
            <text:p><text:s text:c="3"/>2,365</text:p>
          </table:table-cell>
          <table:table-cell table:style-name="ce37" office:value-type="float" office:value="5568" calcext:value-type="float">
            <text:p><text:s text:c="3"/>5,568</text:p>
          </table:table-cell>
          <table:table-cell table:style-name="ce37" office:value-type="float" office:value="4387" calcext:value-type="float">
            <text:p><text:s text:c="3"/>4,387</text:p>
          </table:table-cell>
          <table:table-cell table:style-name="ce37" office:value-type="float" office:value="2403" calcext:value-type="float">
            <text:p><text:s text:c="3"/>2,40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770" calcext:value-type="float">
            <text:p><text:s text:c="3"/>1,770</text:p>
          </table:table-cell>
          <table:table-cell table:style-name="ce37" office:value-type="float" office:value="5515" calcext:value-type="float">
            <text:p><text:s text:c="3"/>5,515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289" calcext:value-type="float">
            <text:p><text:s text:c="3"/>4,289</text:p>
          </table:table-cell>
          <table:table-cell table:style-name="ce37" office:value-type="float" office:value="27917" calcext:value-type="float">
            <text:p><text:s text:c="3"/>27,91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9" office:value-type="float" office:value="1199" calcext:value-type="float">
            <text:p>1,19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280" calcext:value-type="float">
            <text:p>19,280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37" calcext:value-type="float">
            <text:p>5,137</text:p>
          </table:table-cell>
          <table:table-cell table:style-name="ce38" office:value-type="float" office:value="444" calcext:value-type="float">
            <text:p>444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3833" calcext:value-type="float">
            <text:p>3,833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57" calcext:value-type="float">
            <text:p>7,857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878" calcext:value-type="float">
            <text:p>18,878</text:p>
          </table:table-cell>
          <table:table-cell table:style-name="ce38" office:value-type="float" office:value="926" calcext:value-type="float">
            <text:p>9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19" calcext:value-type="float">
            <text:p>4,919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3847" calcext:value-type="float">
            <text:p>3,847</text:p>
          </table:table-cell>
          <table:table-cell table:style-name="ce38" office:value-type="float" office:value="226" calcext:value-type="float">
            <text:p>2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57" calcext:value-type="float">
            <text:p>7,85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402" calcext:value-type="float">
            <text:p>402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613" calcext:value-type="float">
            <text:p>8,613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11" calcext:value-type="float">
            <text:p>2,411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717" calcext:value-type="float">
            <text:p>1,717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11" calcext:value-type="float">
            <text:p>3,511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27" calcext:value-type="float">
            <text:p>8,627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2" calcext:value-type="float">
            <text:p>2,252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823" calcext:value-type="float">
            <text:p>1,823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11" calcext:value-type="float">
            <text:p>3,5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14" calcext:value-type="float">
            <text:p><text:s text:c="7"/>－14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667" calcext:value-type="float">
            <text:p>10,667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46" calcext:value-type="float">
            <text:p>4,346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251" calcext:value-type="float">
            <text:p>10,251</text:p>
          </table:table-cell>
          <table:table-cell table:style-name="ce40" office:value-type="float" office:value="508" calcext:value-type="float">
            <text:p>5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111" calcext:value-type="float">
            <text:p>1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46" calcext:value-type="float">
            <text:p>4,34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416" calcext:value-type="float">
            <text:p>416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261" calcext:value-type="float">
            <text:p>15,261</text:p>
          </table:table-cell>
          <table:table-cell table:style-name="ce38" office:value-type="float" office:value="1164" calcext:value-type="float">
            <text:p>1,164</text:p>
          </table:table-cell>
          <table:table-cell table:style-name="ce38" office:value-type="float" office:value="4919" calcext:value-type="float">
            <text:p>4,9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2246" calcext:value-type="float">
            <text:p>2,246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22" calcext:value-type="float">
            <text:p>5,622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913" calcext:value-type="float">
            <text:p>14,913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5137" calcext:value-type="float">
            <text:p>5,1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935" calcext:value-type="float">
            <text:p>1,935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22" calcext:value-type="float">
            <text:p>5,62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60" office:value-type="float" office:value="348" calcext:value-type="float">
            <text:p>348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979" calcext:value-type="float">
            <text:p>6,979</text:p>
          </table:table-cell>
          <table:table-cell table:style-name="ce39" office:value-type="float" office:value="524" calcext:value-type="float">
            <text:p>524</text:p>
          </table:table-cell>
          <table:table-cell table:style-name="ce39" office:value-type="float" office:value="2252" calcext:value-type="float">
            <text:p>2,2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056" calcext:value-type="float">
            <text:p>1,056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86" calcext:value-type="float">
            <text:p>2,58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13" calcext:value-type="float">
            <text:p>6,913</text:p>
          </table:table-cell>
          <table:table-cell table:style-name="ce39" office:value-type="float" office:value="567" calcext:value-type="float">
            <text:p>567</text:p>
          </table:table-cell>
          <table:table-cell table:style-name="ce39" office:value-type="float" office:value="2411" calcext:value-type="float">
            <text:p>2,4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938" calcext:value-type="float">
            <text:p>938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86" calcext:value-type="float">
            <text:p>2,58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66" calcext:value-type="float">
            <text:p>6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282" calcext:value-type="float">
            <text:p>8,282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00" calcext:value-type="float">
            <text:p>8,000</text:p>
          </table:table-cell>
          <table:table-cell table:style-name="ce40" office:value-type="float" office:value="787" calcext:value-type="float">
            <text:p>787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282" calcext:value-type="float">
            <text:p>282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3260" calcext:value-type="float">
            <text:p>13,260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2919" calcext:value-type="float">
            <text:p>2,919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393" calcext:value-type="float">
            <text:p>8,393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84" calcext:value-type="float">
            <text:p>12,284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444" calcext:value-type="float">
            <text:p>444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393" calcext:value-type="float">
            <text:p>8,3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976" calcext:value-type="float">
            <text:p>976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901" calcext:value-type="float">
            <text:p>5,901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274" calcext:value-type="float">
            <text:p>1,274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42" calcext:value-type="float">
            <text:p>3,74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57" calcext:value-type="float">
            <text:p>5,45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953" calcext:value-type="float">
            <text:p>953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42" calcext:value-type="float">
            <text:p>3,7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444" calcext:value-type="float">
            <text:p>444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359" calcext:value-type="float">
            <text:p>7,359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51" calcext:value-type="float">
            <text:p>4,651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27" calcext:value-type="float">
            <text:p>6,827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51" calcext:value-type="float">
            <text:p>4,6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32" calcext:value-type="float">
            <text:p>532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856" calcext:value-type="float">
            <text:p>6,856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5" calcext:value-type="float">
            <text:p>685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38" calcext:value-type="float">
            <text:p>4,538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30" calcext:value-type="float">
            <text:p>7,030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5" calcext:value-type="float">
            <text:p>645</text:p>
          </table:table-cell>
          <table:table-cell table:style-name="ce38" office:value-type="float" office:value="841" calcext:value-type="float">
            <text:p>841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38" calcext:value-type="float">
            <text:p>4,53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-174" calcext:value-type="float">
            <text:p><text:s text:c="7"/>－174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100" calcext:value-type="float">
            <text:p>3,100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59" calcext:value-type="float">
            <text:p>2,05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00" calcext:value-type="float">
            <text:p>3,200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59" calcext:value-type="float">
            <text:p>2,0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-100" calcext:value-type="float">
            <text:p><text:s text:c="7"/>－100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30" calcext:value-type="float">
            <text:p>3,830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74" calcext:value-type="float">
            <text:p><text:s text:c="7"/>－74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971" calcext:value-type="float">
            <text:p>11,971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645" calcext:value-type="float">
            <text:p>6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200" calcext:value-type="float">
            <text:p>8,200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013" calcext:value-type="float">
            <text:p>12,013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685" calcext:value-type="float">
            <text:p>6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69" calcext:value-type="float">
            <text:p>1,569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200" calcext:value-type="float">
            <text:p>8,20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-42" calcext:value-type="float">
            <text:p><text:s text:c="7"/>－42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355" calcext:value-type="float">
            <text:p>5,355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82" calcext:value-type="float">
            <text:p>782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16" calcext:value-type="float">
            <text:p>3,716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07" calcext:value-type="float">
            <text:p>5,507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2" table:style-name="ce39" office:value-type="float" office:value="148" calcext:value-type="float">
            <text:p>148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9" calcext:value-type="float">
            <text:p>749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16" calcext:value-type="float">
            <text:p>3,71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152" calcext:value-type="float">
            <text:p><text:s text:c="7"/>－152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616" calcext:value-type="float">
            <text:p>6,616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85" calcext:value-type="float">
            <text:p>185</text:p>
          </table:table-cell>
          <table:table-cell table:number-columns-repeated="2" table:style-name="ce40" office:value-type="float" office:value="141" calcext:value-type="float">
            <text:p>141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84" calcext:value-type="float">
            <text:p>4,484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506" calcext:value-type="float">
            <text:p>6,506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84" calcext:value-type="float">
            <text:p>4,48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10" calcext:value-type="float">
            <text:p>110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6005" calcext:value-type="float">
            <text:p>36,005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3847" calcext:value-type="float">
            <text:p>3,847</text:p>
          </table:table-cell>
          <table:table-cell table:style-name="ce38" office:value-type="float" office:value="1935" calcext:value-type="float">
            <text:p>1,935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842" calcext:value-type="float">
            <text:p>842</text:p>
          </table:table-cell>
          <table:table-cell table:style-name="ce38" office:value-type="float" office:value="1569" calcext:value-type="float">
            <text:p>1,5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11" calcext:value-type="float">
            <text:p>7,911</text:p>
          </table:table-cell>
          <table:table-cell table:style-name="ce38" office:value-type="float" office:value="16017" calcext:value-type="float">
            <text:p>16,017</text:p>
          </table:table-cell>
          <table:table-cell table:style-name="ce38" office:value-type="float" office:value="869" calcext:value-type="float">
            <text:p>86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6763" calcext:value-type="float">
            <text:p>36,763</text:p>
          </table:table-cell>
          <table:table-cell table:style-name="ce38" office:value-type="float" office:value="969" calcext:value-type="float">
            <text:p>969</text:p>
          </table:table-cell>
          <table:table-cell table:style-name="ce38" office:value-type="float" office:value="3833" calcext:value-type="float">
            <text:p>3,833</text:p>
          </table:table-cell>
          <table:table-cell table:style-name="ce38" office:value-type="float" office:value="2246" calcext:value-type="float">
            <text:p>2,246</text:p>
          </table:table-cell>
          <table:table-cell table:style-name="ce38" office:value-type="float" office:value="2919" calcext:value-type="float">
            <text:p>2,919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07" calcext:value-type="float">
            <text:p>7,907</text:p>
          </table:table-cell>
          <table:table-cell table:style-name="ce38" office:value-type="float" office:value="16023" calcext:value-type="float">
            <text:p>16,02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60" office:value-type="float" office:value="-758" calcext:value-type="float">
            <text:p><text:s text:c="7"/>－758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249" calcext:value-type="float">
            <text:p>16,249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1823" calcext:value-type="float">
            <text:p>1,823</text:p>
          </table:table-cell>
          <table:table-cell table:style-name="ce39" office:value-type="float" office:value="938" calcext:value-type="float">
            <text:p>938</text:p>
          </table:table-cell>
          <table:table-cell table:style-name="ce39" office:value-type="float" office:value="953" calcext:value-type="float">
            <text:p>953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749" calcext:value-type="float">
            <text:p>7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20" calcext:value-type="float">
            <text:p>3,620</text:p>
          </table:table-cell>
          <table:table-cell table:style-name="ce39" office:value-type="float" office:value="7213" calcext:value-type="float">
            <text:p>7,213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668" calcext:value-type="float">
            <text:p>16,668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1717" calcext:value-type="float">
            <text:p>1,717</text:p>
          </table:table-cell>
          <table:table-cell table:style-name="ce39" office:value-type="float" office:value="1056" calcext:value-type="float">
            <text:p>1,056</text:p>
          </table:table-cell>
          <table:table-cell table:style-name="ce39" office:value-type="float" office:value="1274" calcext:value-type="float">
            <text:p>1,274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782" calcext:value-type="float">
            <text:p>7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18" calcext:value-type="float">
            <text:p>3,618</text:p>
          </table:table-cell>
          <table:table-cell table:style-name="ce39" office:value-type="float" office:value="7216" calcext:value-type="float">
            <text:p>7,21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float" office:value="-419" calcext:value-type="float">
            <text:p><text:s text:c="7"/>－41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9756" calcext:value-type="float">
            <text:p>19,756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91" calcext:value-type="float">
            <text:p>4,291</text:p>
          </table:table-cell>
          <table:table-cell table:style-name="ce40" office:value-type="float" office:value="8804" calcext:value-type="float">
            <text:p>8,804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095" calcext:value-type="float">
            <text:p>20,095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89" calcext:value-type="float">
            <text:p>4,289</text:p>
          </table:table-cell>
          <table:table-cell table:style-name="ce40" office:value-type="float" office:value="8807" calcext:value-type="float">
            <text:p>8,807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62" office:value-type="float" office:value="-339" calcext:value-type="float">
            <text:p><text:s text:c="7"/>－33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03" calcext:value-type="float">
            <text:p>2,10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99" calcext:value-type="float">
            <text:p>2,09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9" calcext:value-type="float">
            <text:p>95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9" calcext:value-type="float">
            <text:p>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35" calcext:value-type="float">
            <text:p>1,13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677" calcext:value-type="float">
            <text:p>67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677" calcext:value-type="float">
            <text:p>6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" calcext:value-type="float">
            <text:p><text:s text:c="7"/>－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909" calcext:value-type="float">
            <text:p>9,909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4847" calcext:value-type="float">
            <text:p>4,847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54" calcext:value-type="float">
            <text:p>9,254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4847" calcext:value-type="float">
            <text:p>4,84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655" calcext:value-type="float">
            <text:p>65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94" calcext:value-type="float">
            <text:p>4,49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2193" calcext:value-type="float">
            <text:p>2,19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11" calcext:value-type="float">
            <text:p>4,21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2193" calcext:value-type="float">
            <text:p>2,19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283" calcext:value-type="float">
            <text:p>283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415" calcext:value-type="float">
            <text:p>5,415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882" calcext:value-type="float">
            <text:p>882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43" calcext:value-type="float">
            <text:p>5,043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372" calcext:value-type="float">
            <text:p>372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8" calcext:value-type="float">
            <text:p>2,26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860" calcext:value-type="float">
            <text:p>86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508" calcext:value-type="float">
            <text:p>508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374" calcext:value-type="float">
            <text:p>3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69" calcext:value-type="float">
            <text:p>26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14" calcext:value-type="float">
            <text:p>1,5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239" calcext:value-type="float">
            <text:p>23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685" calcext:value-type="float">
            <text:p>68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4" calcext:value-type="float">
            <text:p>74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289" calcext:value-type="float">
            <text:p>2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42" calcext:value-type="float">
            <text:p>1,04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396" calcext:value-type="float">
            <text:p>3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70" calcext:value-type="float">
            <text:p>7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67" calcext:value-type="float">
            <text:p>3,96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1760" calcext:value-type="float">
            <text:p>1,76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770" calcext:value-type="float">
            <text:p><text:s text:c="7"/>－770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2" calcext:value-type="float">
            <text:p>1,69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341" calcext:value-type="float">
            <text:p><text:s text:c="7"/>－341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46" calcext:value-type="float">
            <text:p>1,84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015" calcext:value-type="float">
            <text:p>1,01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5" calcext:value-type="float">
            <text:p>2,27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015" calcext:value-type="float">
            <text:p>1,0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429" calcext:value-type="float">
            <text:p><text:s text:c="7"/>－42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9" calcext:value-type="float">
            <text:p>1,78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586" calcext:value-type="float">
            <text:p>5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63" calcext:value-type="float">
            <text:p><text:s text:c="7"/>－26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03" calcext:value-type="float">
            <text:p>70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62" calcext:value-type="float">
            <text:p>2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8" calcext:value-type="float">
            <text:p>1,00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324" calcext:value-type="float">
            <text:p>3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85" calcext:value-type="float">
            <text:p><text:s text:c="7"/>－18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876" calcext:value-type="float">
            <text:p>87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60" calcext:value-type="float">
            <text:p>60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49" calcext:value-type="float">
            <text:p>1,04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9" calcext:value-type="float">
            <text:p>1,02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399" calcext:value-type="float">
            <text:p>3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0" calcext:value-type="float">
            <text:p>2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477" calcext:value-type="float">
            <text:p>47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40" calcext:value-type="float">
            <text:p>40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432" calcext:value-type="float">
            <text:p>4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62" calcext:value-type="float">
            <text:p><text:s text:c="7"/>－26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87" calcext:value-type="float">
            <text:p>1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6" calcext:value-type="float">
            <text:p><text:s text:c="7"/>－16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0" calcext:value-type="float">
            <text:p>98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45" calcext:value-type="float">
            <text:p>2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6" calcext:value-type="float">
            <text:p><text:s text:c="7"/>－9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16" calcext:value-type="float">
            <text:p>2,51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782" calcext:value-type="float">
            <text:p>7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-525" calcext:value-type="float">
            <text:p><text:s text:c="7"/>－52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32" calcext:value-type="float">
            <text:p>1,13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6" calcext:value-type="float">
            <text:p>2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4" calcext:value-type="float">
            <text:p>1,38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252" calcext:value-type="float">
            <text:p><text:s text:c="7"/>－25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84" calcext:value-type="float">
            <text:p>1,38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7" calcext:value-type="float">
            <text:p>1,65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-273" calcext:value-type="float">
            <text:p><text:s text:c="7"/>－27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40" calcext:value-type="float">
            <text:p>2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91" calcext:value-type="float">
            <text:p><text:s text:c="7"/>－19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13" calcext:value-type="float">
            <text:p>1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13" calcext:value-type="float">
            <text:p>1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1" calcext:value-type="float">
            <text:p><text:s text:c="7"/>－9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00" calcext:value-type="float">
            <text:p><text:s text:c="7"/>－10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36" calcext:value-type="float">
            <text:p><text:s text:c="7"/>－136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445" calcext:value-type="float">
            <text:p>4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4" calcext:value-type="float">
            <text:p><text:s text:c="7"/>－8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52" calcext:value-type="float">
            <text:p><text:s text:c="7"/>－5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10" calcext:value-type="float">
            <text:p>11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2" calcext:value-type="float">
            <text:p>4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68" calcext:value-type="float">
            <text:p>68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62" calcext:value-type="float">
            <text:p>1,86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874" calcext:value-type="float">
            <text:p>87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145" calcext:value-type="float">
            <text:p><text:s text:c="7"/>－14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97" calcext:value-type="float">
            <text:p>3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9" calcext:value-type="float">
            <text:p><text:s text:c="7"/>－89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24" calcext:value-type="float">
            <text:p>1,0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77" calcext:value-type="float">
            <text:p>47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56" calcext:value-type="float">
            <text:p><text:s text:c="7"/>－5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83" calcext:value-type="float">
            <text:p>2,58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1010" calcext:value-type="float">
            <text:p>1,01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78" calcext:value-type="float">
            <text:p>17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10" calcext:value-type="float">
            <text:p>1,2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4" calcext:value-type="float">
            <text:p>1,1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6" calcext:value-type="float">
            <text:p>9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3" calcext:value-type="float">
            <text:p>1,373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79" calcext:value-type="float">
            <text:p>7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533" calcext:value-type="float">
            <text:p>5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1" calcext:value-type="float">
            <text:p>1,29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533" calcext:value-type="float">
            <text:p>5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82" calcext:value-type="float">
            <text:p>8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1" calcext:value-type="float">
            <text:p><text:s text:c="7"/>－4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4" calcext:value-type="float">
            <text:p><text:s text:c="7"/>－14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122" calcext:value-type="float">
            <text:p>1,12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323" calcext:value-type="float">
            <text:p>32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40" calcext:value-type="float">
            <text:p>2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554" calcext:value-type="float">
            <text:p>554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2" table:style-name="ce39" office:value-type="float" office:value="35" calcext:value-type="float">
            <text:p>3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78" calcext:value-type="float">
            <text:p>17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82" calcext:value-type="float">
            <text:p>28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38" calcext:value-type="float">
            <text:p>53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45" calcext:value-type="float">
            <text:p>14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4" calcext:value-type="float">
            <text:p>1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72" calcext:value-type="float">
            <text:p>27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66" calcext:value-type="float">
            <text:p>26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3" calcext:value-type="float">
            <text:p>23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00" calcext:value-type="float">
            <text:p>50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54" calcext:value-type="float">
            <text:p>25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95" calcext:value-type="float">
            <text:p>49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46" calcext:value-type="float">
            <text:p>24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4" calcext:value-type="float">
            <text:p>5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6" calcext:value-type="float">
            <text:p>26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6月6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5:10:35</meta:creation-date>
    <dc:creator>user</dc:creator>
    <dc:date>2013-06-06T15:16:48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